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ba2" officeooo:paragraph-rsid="001adba2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1c4aed" officeooo:paragraph-rsid="001adba2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8pt" fo:font-weight="bold" officeooo:rsid="001c4aed" officeooo:paragraph-rsid="001adba2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8pt" fo:font-weight="bold" officeooo:rsid="001adba2" officeooo:paragraph-rsid="001adba2" style:font-size-asian="48pt" style:font-weight-asian="bold" style:font-size-complex="4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2664d" officeooo:paragraph-rsid="001adba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2664d" officeooo:paragraph-rsid="001c1317" style:font-size-asian="14pt" style:font-weight-asian="bold" style:font-size-complex="16pt" style:font-weight-complex="bold"/>
    </style:style>
    <style:style style:name="P7" style:family="paragraph" style:parent-style-name="Standard">
      <style:text-properties officeooo:rsid="001adba2" officeooo:paragraph-rsid="001adba2"/>
    </style:style>
    <style:style style:name="P8" style:family="paragraph" style:parent-style-name="Standard">
      <style:paragraph-properties fo:text-align="center" style:justify-single-word="false"/>
      <style:text-properties officeooo:rsid="001adba2" officeooo:paragraph-rsid="001adba2"/>
    </style:style>
    <style:style style:name="P9" style:family="paragraph" style:parent-style-name="Standard" style:list-style-name="L2">
      <style:text-properties officeooo:rsid="001adba2" officeooo:paragraph-rsid="001adba2"/>
    </style:style>
    <style:style style:name="P10" style:family="paragraph" style:parent-style-name="Standard">
      <style:text-properties fo:font-weight="bold" officeooo:rsid="001adba2" officeooo:paragraph-rsid="001adba2" style:font-weight-asian="bold" style:font-weight-complex="bold"/>
    </style:style>
    <style:style style:name="P11" style:family="paragraph" style:parent-style-name="Standard">
      <style:text-properties officeooo:rsid="001e0a51" officeooo:paragraph-rsid="001e0a51"/>
    </style:style>
    <style:style style:name="P12" style:family="paragraph" style:parent-style-name="Standard">
      <style:text-properties fo:font-size="15pt" fo:font-weight="bold" officeooo:rsid="001adba2" officeooo:paragraph-rsid="001adba2" style:font-size-asian="15pt" style:font-weight-asian="bold" style:font-size-complex="15pt" style:font-weight-complex="bold"/>
    </style:style>
    <style:style style:name="P13" style:family="paragraph" style:parent-style-name="Standard" style:list-style-name="L2">
      <style:text-properties officeooo:paragraph-rsid="001adba2"/>
    </style:style>
    <style:style style:name="P14" style:family="paragraph" style:parent-style-name="Standard">
      <style:text-properties officeooo:paragraph-rsid="001e0a51"/>
    </style:style>
    <style:style style:name="P15" style:family="paragraph" style:parent-style-name="Standard" style:list-style-name="L3">
      <style:text-properties officeooo:paragraph-rsid="001e0a51"/>
    </style:style>
    <style:style style:name="T1" style:family="text">
      <style:text-properties officeooo:rsid="001adba2"/>
    </style:style>
    <style:style style:name="T2" style:family="text">
      <style:text-properties officeooo:rsid="001c1317"/>
    </style:style>
    <style:style style:name="T3" style:family="text">
      <style:text-properties officeooo:rsid="001e0a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0a51" style:font-weight-asian="bold" style:font-weight-complex="bold"/>
    </style:style>
    <style:style style:name="T6" style:family="text">
      <style:text-properties officeooo:rsid="001e1f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Harambal<text:span text:style-name="T1">l</text:span></text:p>
      <text:p text:style-name="P4">PA10</text:p>
      <text:p text:style-name="P6">By: Hannah Munoz – <text:span text:style-name="T2">CS 480</text:span></text:p>
      <text:p text:style-name="P6">Connor Scully-Allison - <text:span text:style-name="T2">CS 680</text:span> </text:p>
      <text:p text:style-name="P6">Kurt Andersen – <text:span text:style-name="T2">CS 480</text:span></text:p>
      <text:p text:style-name="P5"/>
      <text:p text:style-name="P5"/>
      <text:p text:style-name="P3"/>
      <text:p text:style-name="P3"/>
      <text:p text:style-name="P3"/>
      <text:p text:style-name="P8"/>
      <text:p text:style-name="P8"/>
      <text:p text:style-name="P1"/>
      <text:p text:style-name="P12"><text:soft-page-break/>Overview:</text:p>
      <text:p text:style-name="P14"><text:span text:style-name="T5">Dependency Instructions:</text:span></text:p>
      <text:list xml:id="list48311034064469263" text:style-name="L3">
        <text:list-item>
          <text:p text:style-name="P15"><text:span text:style-name="T3">For both of the operating systems to run this project installation of these three programs are required [GLEW](http://glew.sourceforge.net/), [GLM](http://glm.g-truc.net/0.9.7/index.html), and [SDL2](</text:span><text:a xlink:type="simple" xlink:href="https://wiki.libsdl.org/Tutorials" text:style-name="Internet_20_link" text:visited-style-name="Visited_20_Internet_20_Link"><text:span text:style-name="T3">https://wiki.libsdl.org/Tutorials</text:span></text:a><text:span text:style-name="T3">).</text:span></text:p>
        </text:list-item>
        <text:list-item>
          <text:p text:style-name="P15"><text:span text:style-name="T3">This project uses OpenGL 3.3. Some computers, such as virtual machines in the ECC, can not run this version. In in order to run OpenGL 2.7 follow the instructions at [Using OpenGL 2.7](<text:tab/></text:span><text:a xlink:type="simple" xlink:href="https://github.com/HPC-Vis/computer-graphics/wiki/Using-OpenGL-2.7" text:style-name="Internet_20_link" text:visited-style-name="Visited_20_Internet_20_Link"><text:span text:style-name="T3">https://github.com/HPC-Vis/computer-graphics/wiki/Using-OpenGL-2.7</text:span></text:a><text:span text:style-name="T3">)</text:span></text:p>
        </text:list-item>
        <text:list-item>
          <text:p text:style-name="P15"><text:span text:style-name="T3">This project uses Assimp 3.2. Instructions for downloading and running Assimp can be found at [Main Downloads](http://www.assimp.org/main_downloads.html) </text:span></text:p>
        </text:list-item>
        <text:list-item>
          <text:p text:style-name="P15"><text:span text:style-name="T3">This project uses ImagicMagick 6.8.9-9. Instructions for downloading and running ImageMagick can be found at [Install Source] (</text:span><text:a xlink:type="simple" xlink:href="http://www.imagemagick.org/script/install-" text:style-name="Internet_20_link" text:visited-style-name="Visited_20_Internet_20_Link"><text:span text:style-name="T3">http://www.imagemagick.org/script/install-</text:span></text:a><text:span text:style-name="T3"><text:tab/>source.php)</text:span></text:p>
        </text:list-item>
        <text:list-item>
          <text:p text:style-name="P15"><text:span text:style-name="T3">This project uses Bullet 2.86. Instructions for downloading and running Bullet can be found at [Releases](</text:span><text:a xlink:type="simple" xlink:href="https://github.com/bulletphysics/bullet3/releases" text:style-name="Internet_20_link" text:visited-style-name="Visited_20_Internet_20_Link"><text:span text:style-name="T3">https://github.com/bulletphysics/bullet3/releases</text:span></text:a><text:span text:style-name="T3">)</text:span></text:p>
        </text:list-item>
      </text:list>
      <text:p text:style-name="P11"/>
      <text:p text:style-name="P11"/>
      <text:p text:style-name="P10">Extra credit options:</text:p>
      <text:list xml:id="list2205008951426388041" text:style-name="L2">
        <text:list-item>
          <text:p text:style-name="P13"><text:span text:style-name="T1">Top 10</text:span></text:p>
        </text:list-item>
        <text:list-item>
          <text:p text:style-name="P9">Bouncy Bumpers</text:p>
        </text:list-item>
        <text:list-item>
          <text:p text:style-name="P9">Press and hold space bar to increase ball power for launch</text:p>
        </text:list-item>
        <text:list-item>
          <text:p text:style-name="P9">Ball count display in game</text:p>
        </text:list-item>
        <text:list-item>
          <text:p text:style-name="P9">Used all btConvexHullShape and btTriangleMesh for all objects with rigidBodies</text:p>
        </text:list-item>
      </text:list>
      <text:p text:style-name="P1"/>
      <text:p text:style-name="P11"><text:span text:style-name="T4">Sections:</text:span></text:p>
      <text:p text:style-name="P1"><text:tab/>User Manual</text:p>
      <text:p text:style-name="P1"><text:tab/><text:tab/><text:span text:style-name="T6">Build Instructions</text:span></text:p>
      <text:p text:style-name="P1"><text:tab/>Technical Manu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1:21:52.027659880</meta:creation-date>
    <dc:date>2016-11-20T21:37:59.453638957</dc:date>
    <meta:editing-duration>PT13M17S</meta:editing-duration>
    <meta:editing-cycles>4</meta:editing-cycles>
    <meta:generator>LibreOffice/5.1.4.2$Linux_x86 LibreOffice_project/10m0$Build-2</meta:generator>
    <meta:document-statistic meta:table-count="0" meta:image-count="0" meta:object-count="0" meta:page-count="2" meta:paragraph-count="22" meta:word-count="176" meta:character-count="1374" meta:non-whitespace-character-count="1222"/>
  </office:meta>
</office:document-meta>
</file>